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URLProviderImpl.setWindowState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ge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URLProviderImpl.getPortlet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PortletURLProviderImpl( PortalService service , String even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URLProviderImpl.i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URLProviderImpl.PortletURLProviderImpl( PortletURLProviderImpl origi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URLProviderImpl.getPortl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setPortletMode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set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PortletURLProviderImpl( PortletWindow portletWindow ,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URLProviderImpl.getWindow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setParameters(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clear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as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ortletURLProviderImpl.getLink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s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